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Ma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30]" office:value-type="percentage" office:value="0.0566037735849057">
            <text:p>5.7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30]" office:value-type="percentage" office:value="0.113207547169811">
            <text:p>11.3%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5">
            <text:p>0.5</text:p>
          </table:table-cell>
          <table:table-cell table:formula="of:=[.B7]/[.B30]" office:value-type="percentage" office:value="0.0188679245283019">
            <text:p>1.9%</text:p>
          </table:table-cell>
          <table:table-cell table:number-columns-repeated="16"/>
          <table:table-cell office:value-type="float" office:value="0.5">
            <text:p>0.5</text:p>
          </table:table-cell>
          <table:table-cell table:number-columns-repeated="100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5">
            <text:p>0.5</text:p>
          </table:table-cell>
          <table:table-cell table:formula="of:=[.B8]/[.B30]" office:value-type="percentage" office:value="0.0188679245283019">
            <text:p>1.9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">
            <text:p>1</text:p>
          </table:table-cell>
          <table:table-cell table:formula="of:=[.B12]/[.B30]" office:value-type="percentage" office:value="0.0377358490566038">
            <text:p>3.8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943396226415094">
            <text:p>0.9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11.5">
            <text:p>11.5</text:p>
          </table:table-cell>
          <table:table-cell table:formula="of:=[.B23]/[.B30]" office:value-type="percentage" office:value="0.433962264150943">
            <text:p>43.4%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2.25">
            <text:p>2.25</text:p>
          </table:table-cell>
          <table:table-cell/>
          <table:table-cell office:value-type="float" office:value="0.75">
            <text:p>0.75</text:p>
          </table:table-cell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7">
            <text:p>7</text:p>
          </table:table-cell>
          <table:table-cell table:formula="of:=[.B26]/[.B30]" office:value-type="percentage" office:value="0.264150943396226">
            <text:p>26.4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1.25">
            <text:p>1.25</text:p>
          </table:table-cell>
          <table:table-cell table:style-name="ce14" table:formula="of:=[.B28]/[.B30]" office:value-type="percentage" office:value="0.0471698113207547">
            <text:p>4.7%</text:p>
          </table:table-cell>
          <table:table-cell table:number-columns-repeated="16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26.5">
            <text:p>26.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0">
            <text:p>0</text:p>
          </table:table-cell>
          <table:table-cell table:style-name="ce20" table:formula="of:=SUM([.G4:.G29])" office:value-type="float" office:value="0">
            <text:p>0</text:p>
          </table:table-cell>
          <table:table-cell table:style-name="ce20" table:formula="of:=SUM([.H4:.H29])" office:value-type="float" office:value="0">
            <text:p>0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1">
            <text:p>1</text:p>
          </table:table-cell>
          <table:table-cell table:style-name="ce20" table:formula="of:=SUM([.M4:.M29])" office:value-type="float" office:value="5">
            <text:p>5</text:p>
          </table:table-cell>
          <table:table-cell table:style-name="ce20" table:formula="of:=SUM([.N4:.N29])" office:value-type="float" office:value="4.25">
            <text:p>4.25</text:p>
          </table:table-cell>
          <table:table-cell table:style-name="ce20" table:formula="of:=SUM([.O4:.O29])" office:value-type="float" office:value="3.25">
            <text:p>3.25</text:p>
          </table:table-cell>
          <table:table-cell table:style-name="ce20" table:formula="of:=SUM([.P4:.P29])" office:value-type="float" office:value="0">
            <text:p>0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2.75">
            <text:p>2.75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3.75">
            <text:p>3.75</text:p>
          </table:table-cell>
          <table:table-cell table:style-name="ce20" table:formula="of:=SUM([.U4:.U29])" office:value-type="float" office:value="2.5">
            <text:p>2.5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2">
            <text:p>2</text:p>
          </table:table-cell>
          <table:table-cell table:style-name="ce20" table:formula="of:=SUM([.Z4:.Z29])" office:value-type="float" office:value="2">
            <text:p>2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5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5-22T15:53:52</dc:date>
    <meta:editing-duration>PT06H42M36S</meta:editing-duration>
    <meta:editing-cycles>161</meta:editing-cycles>
    <meta:generator>NeoOffice/3.1.2$Unix OpenOffice.org_project/Patch 9</meta:generator>
    <meta:document-statistic meta:table-count="1" meta:cell-count="164" meta:object-count="0"/>
  </office:meta>
</office:document-meta>
</file>